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</office:automatic-styles>
  <office:body>
    <office:text>
      <text:p text:style-name="Title">Uni HCI Themen</text:p>
      <text:p text:style-name="Subtitle">Themen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Einführung</text:p>
          <text:list text:style-name="L2">
            <text:list-item>
              <text:p text:style-name="P2">Definition HCI</text:p>
            </text:list-item>
            <text:list-item>
              <text:p text:style-name="P2">Definition Benutzerschnittstelle</text:p>
            </text:list-item>
            <text:list-item>
              <text:p text:style-name="P2">Definition Usability</text:p>
            </text:list-item>
            <text:list-item>
              <text:p text:style-name="P2">Definition User Experience</text:p>
            </text:list-item>
            <text:list-item>
              <text:p text:style-name="P2">Definition Medien und Medien-Subtypen</text:p>
            </text:list-item>
          </text:list>
        </text:list-item>
        <text:list-item>
          <text:p text:style-name="P1">Systeme</text:p>
          <text:list text:style-name="L3">
            <text:list-item>
              <text:p text:style-name="P3">Kommandosysteme</text:p>
            </text:list-item>
            <text:list-item>
              <text:p text:style-name="P3">Menü-Masken-Systeme</text:p>
            </text:list-item>
            <text:list-item>
              <text:p text:style-name="P3">Hypermediasysteme</text:p>
            </text:list-item>
            <text:list-item>
              <text:p text:style-name="P3">GUI</text:p>
            </text:list-item>
            <text:list-item>
              <text:p text:style-name="P3">VR</text:p>
            </text:list-item>
            <text:list-item>
              <text:p text:style-name="P3">AR</text:p>
            </text:list-item>
            <text:list-item>
              <text:p text:style-name="P3">Tangible Media</text:p>
            </text:list-item>
          </text:list>
        </text:list-item>
        <text:list-item>
          <text:p text:style-name="P1">Usability</text:p>
          <text:list text:style-name="L4">
            <text:list-item>
              <text:p text:style-name="P4">Folgen schlechter Usability</text:p>
            </text:list-item>
            <text:list-item>
              <text:p text:style-name="P4">Mensch &lt;-&gt; Mensch vs. Mensch &lt;-&gt; Computer</text:p>
            </text:list-item>
          </text:list>
        </text:list-item>
        <text:list-item>
          <text:p text:style-name="P1">Hardware-Ergonomie</text:p>
          <text:list text:style-name="L5">
            <text:list-item>
              <text:p text:style-name="P5">Bedürfnisse des Menschen</text:p>
            </text:list-item>
            <text:list-item>
              <text:p text:style-name="P5">Grundlagen-Wissenschaften</text:p>
            </text:list-item>
          </text:list>
        </text:list-item>
        <text:list-item>
          <text:p text:style-name="P1">Software-Ergonomie</text:p>
          <text:list text:style-name="L6">
            <text:list-item>
              <text:p text:style-name="P6">Ziele der Software-Ergonomie</text:p>
            </text:list-item>
            <text:list-item>
              <text:p text:style-name="P6">Grundlagen-Wissenschaften</text:p>
            </text:list-item>
            <text:list-item>
              <text:p text:style-name="P6">Gründe für fehlerhalfte Software-Ergonomie</text:p>
            </text:list-item>
            <text:list-item>
              <text:p text:style-name="P6">Anforderungen des Anwenders</text:p>
            </text:list-item>
            <text:list-item>
              <text:p text:style-name="P6">Methoden (Empirisch, Analytisch, Deduktiv, Unsystematisch)</text:p>
            </text:list-item>
          </text:list>
        </text:list-item>
        <text:list-item>
          <text:p text:style-name="P1">Sensorik</text:p>
          <text:list text:style-name="L7">
            <text:list-item>
              <text:p text:style-name="P7">Fern- und Nahsinne</text:p>
            </text:list-item>
            <text:list-item>
              <text:p text:style-name="P7">Tastsinn</text:p>
            </text:list-item>
            <text:list-item>
              <text:p text:style-name="P7">Geruchs- und Geschmackssinn</text:p>
            </text:list-item>
            <text:list-item>
              <text:p text:style-name="P7">Der “6. Sinn”</text:p>
            </text:list-item>
          </text:list>
        </text:list-item>
        <text:list-item>
          <text:p text:style-name="P1">Rezeptorik</text:p>
          <text:list text:style-name="L8">
            <text:list-item>
              <text:p text:style-name="P8">Rezeptoren (Stäbchen &amp; Zapfen)</text:p>
            </text:list-item>
            <text:list-item>
              <text:p text:style-name="P8">Adaption</text:p>
            </text:list-item>
            <text:list-item>
              <text:p text:style-name="P8">Akkommodation</text:p>
            </text:list-item>
            <text:list-item>
              <text:p text:style-name="P8">Fokus (Macula &amp; Fovea)</text:p>
            </text:list-item>
            <text:list-item>
              <text:p text:style-name="P8">Blinder Fleck</text:p>
            </text:list-item>
            <text:list-item>
              <text:p text:style-name="P8">Gesichtsfeld</text:p>
            </text:list-item>
            <text:list-item>
              <text:p text:style-name="P8">Dynamisches Sehen</text:p>
            </text:list-item>
          </text:list>
        </text:list-item>
        <text:list-item>
          <text:p text:style-name="P1">Farbsehen</text:p>
          <text:list text:style-name="L9">
            <text:list-item>
              <text:p text:style-name="P9">RGB vs. CMYK</text:p>
            </text:list-item>
            <text:list-item>
              <text:p text:style-name="P9">Sehbehinderungen</text:p>
            </text:list-item>
          </text:list>
        </text:list-item>
        <text:list-item>
          <text:p text:style-name="P1">Hören</text:p>
          <text:list text:style-name="L10">
            <text:list-item>
              <text:p text:style-name="P10">Altersbedingt</text:p>
            </text:list-item>
            <text:list-item>
              <text:p text:style-name="P10">Richtungshören</text:p>
            </text:list-item>
            <text:list-item>
              <text:p text:style-name="P10">Orientierung</text:p>
            </text:list-item>
            <text:list-item>
              <text:p text:style-name="P10">Unterscheidungsmerkmale</text:p>
            </text:list-item>
            <text:list-item>
              <text:p text:style-name="P10">Störungen</text:p>
            </text:list-item>
          </text:list>
        </text:list-item>
        <text:list-item>
          <text:p text:style-name="P1">Untertitel</text:p>
          <text:list text:style-name="L11">
            <text:list-item>
              <text:p text:style-name="P11">Subtitles vs. Captions</text:p>
            </text:list-item>
            <text:list-item>
              <text:p text:style-name="P11">Nutzen für Nicht-Behinderte</text:p>
            </text:list-item>
            <text:list-item>
              <text:p text:style-name="P11">Richtlinien</text:p>
            </text:list-item>
            <text:list-item>
              <text:p text:style-name="P11">Farbwahl</text:p>
            </text:list-item>
            <text:list-item>
              <text:p text:style-name="P11">“Regeln”</text:p>
            </text:list-item>
            <text:list-item>
              <text:p text:style-name="P11">Gebärdesprache</text:p>
            </text:list-item>
            <text:list-item>
              <text:p text:style-name="P11">Audiodeskription</text:p>
            </text:list-item>
            <text:list-item>
              <text:p text:style-name="P11">Web-APIs</text:p>
            </text:list-item>
          </text:list>
        </text:list-item>
        <text:list-item>
          <text:p text:style-name="P1">Ein- und Ausgabegeräte</text:p>
          <text:list text:style-name="L12">
            <text:list-item>
              <text:p text:style-name="P12">Tastatur (Typen, StickyKeys, Scanning etc.)</text:p>
            </text:list-item>
            <text:list-item>
              <text:p text:style-name="P12">Taster</text:p>
            </text:list-item>
            <text:list-item>
              <text:p text:style-name="P12">Spracherkennung</text:p>
            </text:list-item>
            <text:list-item>
              <text:p text:style-name="P12">Handschrifterkennung</text:p>
            </text:list-item>
            <text:list-item>
              <text:p text:style-name="P12">OCR</text:p>
            </text:list-item>
          </text:list>
        </text:list-item>
        <text:list-item>
          <text:p text:style-name="P1">Zeigen und Gesten</text:p>
          <text:list text:style-name="L13">
            <text:list-item>
              <text:p text:style-name="P13">Maus</text:p>
            </text:list-item>
            <text:list-item>
              <text:p text:style-name="P13">Gyroskopische Maus (kann keine Tiefe)</text:p>
            </text:list-item>
            <text:list-item>
              <text:p text:style-name="P13">Trackball</text:p>
            </text:list-item>
            <text:list-item>
              <text:p text:style-name="P13">Joystick</text:p>
            </text:list-item>
            <text:list-item>
              <text:p text:style-name="P13">Trackpad</text:p>
            </text:list-item>
            <text:list-item>
              <text:p text:style-name="P13">Grafiktablets (Modi, Variation)</text:p>
            </text:list-item>
            <text:list-item>
              <text:p text:style-name="P13">3D-Zeigegerät (Wii-Controller; können auch Tiefe)</text:p>
            </text:list-item>
            <text:list-item>
              <text:p text:style-name="P13">Cyberglove</text:p>
            </text:list-item>
            <text:list-item>
              <text:p text:style-name="P13">Bewegungsverfolgung</text:p>
            </text:list-item>
          </text:list>
        </text:list-item>
        <text:list-item>
          <text:p text:style-name="P1">Obscure Eingabemöglichkeiten</text:p>
          <text:list text:style-name="L14">
            <text:list-item>
              <text:p text:style-name="P14">Mic</text:p>
            </text:list-item>
            <text:list-item>
              <text:p text:style-name="P14">Cam</text:p>
            </text:list-item>
            <text:list-item>
              <text:p text:style-name="P14">NFC</text:p>
            </text:list-item>
            <text:list-item>
              <text:p text:style-name="P14">Annäherung</text:p>
            </text:list-item>
            <text:list-item>
              <text:p text:style-name="P14">GPS</text:p>
            </text:list-item>
            <text:list-item>
              <text:p text:style-name="P14">Kompass</text:p>
            </text:list-item>
            <text:list-item>
              <text:p text:style-name="P14">Barometer</text:p>
            </text:list-item>
            <text:list-item>
              <text:p text:style-name="P14">Bewegung</text:p>
            </text:list-item>
            <text:list-item>
              <text:p text:style-name="P14">Lichtsensor</text:p>
            </text:list-item>
            <text:list-item>
              <text:p text:style-name="P14">Windsensor</text:p>
            </text:list-item>
            <text:list-item>
              <text:p text:style-name="P14">Plus etc.</text:p>
            </text:list-item>
            <text:list-item>
              <text:p text:style-name="P14">Brain-Computer-Interface</text:p>
            </text:list-item>
          </text:list>
        </text:list-item>
        <text:list-item>
          <text:p text:style-name="P1">Touchscreen</text:p>
          <text:list text:style-name="L15">
            <text:list-item>
              <text:p text:style-name="P15">Stift- vs Finger-Bedienung</text:p>
            </text:list-item>
            <text:list-item>
              <text:p text:style-name="P15">Typen (Infrarot, Resistiv, Kapazitiv, Oberflächenwellen)</text:p>
            </text:list-item>
          </text:list>
        </text:list-item>
        <text:list-item>
          <text:p text:style-name="P1">Ausgabegeräte</text:p>
          <text:list text:style-name="L16">
            <text:list-item>
              <text:p text:style-name="P16">Beamer</text:p>
            </text:list-item>
            <text:list-item>
              <text:p text:style-name="P16">HMD (HMD vs. iHMD vs. Retina-Projektor)</text:p>
            </text:list-item>
          </text:list>
        </text:list-item>
        <text:list-item>
          <text:p text:style-name="P1">Auditive und Taktile Ausgabe</text:p>
          <text:list text:style-name="L17">
            <text:list-item>
              <text:p text:style-name="P17">TTS vs Sampling</text:p>
            </text:list-item>
            <text:list-item>
              <text:p text:style-name="P17">Screen Reader</text:p>
            </text:list-item>
          </text:list>
        </text:list-item>
        <text:list-item>
          <text:p text:style-name="P1">3D-Ausgabe</text:p>
          <text:list text:style-name="L18">
            <text:list-item>
              <text:p text:style-name="P18">Shutterbrille</text:p>
            </text:list-item>
            <text:list-item>
              <text:p text:style-name="P18">Polarisierende Brille</text:p>
            </text:list-item>
            <text:list-item>
              <text:p text:style-name="P18">Farbanaglyphenbild</text:p>
            </text:list-item>
            <text:list-item>
              <text:p text:style-name="P18">3D-Monitor</text:p>
            </text:list-item>
            <text:list-item>
              <text:p text:style-name="P18">Phantom Device</text:p>
            </text:list-item>
            <text:list-item>
              <text:p text:style-name="P18">Cave</text:p>
            </text:list-item>
          </text:list>
        </text:list-item>
        <text:list-item>
          <text:p text:style-name="P1">Informationsdarstellung</text:p>
          <text:list text:style-name="L19">
            <text:list-item>
              <text:p text:style-name="P19">Codierungsformen (Wie viele kann man von was darstellen?)</text:p>
            </text:list-item>
            <text:list-item>
              <text:p text:style-name="P19">Farbe</text:p>
            </text:list-item>
            <text:list-item>
              <text:p text:style-name="P19">Sprache</text:p>
            </text:list-item>
            <text:list-item>
              <text:p text:style-name="P19">Ton (Variiert durch Volume, Tone, Direction etc.)</text:p>
            </text:list-item>
            <text:list-item>
              <text:p text:style-name="P19">Earcons</text:p>
            </text:list-item>
            <text:list-item>
              <text:p text:style-name="P19">Haptische Darstellung (Relief, Punkt, Feedback)</text:p>
            </text:list-item>
          </text:list>
        </text:list-item>
        <text:list-item>
          <text:p text:style-name="P1">WIMP</text:p>
          <text:list text:style-name="L20">
            <text:list-item>
              <text:p text:style-name="P20">Direkte Manipulation</text:p>
            </text:list-item>
            <text:list-item>
              <text:p text:style-name="P20">WIMP = Windows, Icons, Menus, Pointing Device</text:p>
            </text:list-item>
            <text:list-item>
              <text:p text:style-name="P20">Dialoge (Modalität vs Nichtmodalität)</text:p>
            </text:list-item>
            <text:list-item>
              <text:p text:style-name="P20">Menüs (Breit vs Tief, Funktions- vs Ablauforientiert)</text:p>
            </text:list-item>
            <text:list-item>
              <text:p text:style-name="P20">Kontextmenüs</text:p>
            </text:list-item>
            <text:list-item>
              <text:p text:style-name="P20">Pie-Menü</text:p>
            </text:list-item>
            <text:list-item>
              <text:p text:style-name="P20">Auge-Hand-Koordination</text:p>
            </text:list-item>
          </text:list>
        </text:list-item>
        <text:list-item>
          <text:p text:style-name="P1">Interaktionselemente</text:p>
          <text:list text:style-name="L21">
            <text:list-item>
              <text:p text:style-name="P21">Textfeld</text:p>
            </text:list-item>
            <text:list-item>
              <text:p text:style-name="P21">Picker</text:p>
            </text:list-item>
            <text:list-item>
              <text:p text:style-name="P21">Button</text:p>
            </text:list-item>
          </text:list>
        </text:list-item>
        <text:list-item>
          <text:p text:style-name="P1">Touch</text:p>
          <text:list text:style-name="L22">
            <text:list-item>
              <text:p text:style-name="P22">Anforderungen</text:p>
            </text:list-item>
            <text:list-item>
              <text:p text:style-name="P22">Rückmeldungen</text:p>
            </text:list-item>
          </text:list>
        </text:list-item>
        <text:list-item>
          <text:p text:style-name="P1">Sprachsteuerung</text:p>
          <text:list text:style-name="L23">
            <text:list-item>
              <text:p text:style-name="P23">Anwendungsfälle</text:p>
            </text:list-item>
            <text:list-item>
              <text:p text:style-name="P23">Hindernisse</text:p>
            </text:list-item>
          </text:list>
        </text:list-item>
        <text:list-item>
          <text:p text:style-name="P1">Gestensteuerung</text:p>
          <text:list text:style-name="L24">
            <text:list-item>
              <text:p text:style-name="P24">Definition Geste</text:p>
            </text:list-item>
            <text:list-item>
              <text:p text:style-name="P24">Typen von Gesten</text:p>
            </text:list-item>
            <text:list-item>
              <text:p text:style-name="P24">Anwendungsbereiche</text:p>
            </text:list-item>
            <text:list-item>
              <text:p text:style-name="P24">Hindernisse</text:p>
            </text:list-item>
          </text:list>
        </text:list-item>
        <text:list-item>
          <text:p text:style-name="P1">Barrierefreiheit</text:p>
          <text:list text:style-name="L25">
            <text:list-item>
              <text:p text:style-name="P25">Definition</text:p>
            </text:list-item>
            <text:list-item>
              <text:p text:style-name="P25">Definition Accessibility</text:p>
            </text:list-item>
            <text:list-item>
              <text:p text:style-name="P25">Abgrenzung zu Usability und Accessibility</text:p>
            </text:list-item>
            <text:list-item>
              <text:p text:style-name="P25">Definition Universal Design</text:p>
            </text:list-item>
            <text:list-item>
              <text:p text:style-name="P25">Definition Behinderung</text:p>
            </text:list-item>
            <text:list-item>
              <text:p text:style-name="P25">Umgang mit Behinderten</text:p>
            </text:list-item>
            <text:list-item>
              <text:p text:style-name="P25">Usability nicht unbedingt von Behinderung abhängig (Power-User in Rollstuhl)</text:p>
            </text:list-item>
            <text:list-item>
              <text:p text:style-name="P25">Business Case: Mit zunehmendem Alter haben fast alle eine Behinderung</text:p>
            </text:list-item>
          </text:list>
        </text:list-item>
        <text:list-item>
          <text:p text:style-name="P1">Barrierefreies Design</text:p>
          <text:list text:style-name="L26">
            <text:list-item>
              <text:p text:style-name="P26">5 Grundprinzipien</text:p>
            </text:list-item>
            <text:list-item>
              <text:p text:style-name="P26">Wahrnehmbarkeit</text:p>
            </text:list-item>
            <text:list-item>
              <text:p text:style-name="P26">Bedienbarkeit</text:p>
            </text:list-item>
            <text:list-item>
              <text:p text:style-name="P26">Verständlichkeit</text:p>
            </text:list-item>
            <text:list-item>
              <text:p text:style-name="P26">Robustheit, Kompabilität</text:p>
            </text:list-item>
          </text:list>
        </text:list-item>
        <text:list-item>
          <text:p text:style-name="P1">Richtlinien zur Barrierefreiheit</text:p>
          <text:list text:style-name="L27">
            <text:list-item>
              <text:p text:style-name="P27">UN/CRPD: Convention on the rights of persons with disabilities; als Recht</text:p>
            </text:list-item>
            <text:list-item>
              <text:p text:style-name="P27">EU/WAD: Web Accessibility Directive gilt für öffentliche Einrichtungen</text:p>
            </text:list-item>
            <text:list-item>
              <text:p text:style-name="P27">EU/WAC: Web Accessibility Act gilt für Produkte wie Betriebssysteme und öffentliche Einrichtungen</text:p>
            </text:list-item>
            <text:list-item>
              <text:p text:style-name="P27">DE/BGG: Bundes-Behinderten-Gleichstellungsgesetz, auch Art. 3 GG; für öffentliche Stellen</text:p>
            </text:list-item>
            <text:list-item>
              <text:p text:style-name="P27">DE/BITV: Barrierefreie Informationstechnik-Verordnung, deutsches WCAG mit erweiterungen zu DGS</text:p>
            </text:list-item>
          </text:list>
        </text:list-item>
        <text:list-item>
          <text:p text:style-name="P1">Allgemeines Nutzen der Barrierefreiheit</text:p>
          <text:list text:style-name="L28">
            <text:list-item>
              <text:p text:style-name="P28">Abgeschrägte Bordsteinkante</text:p>
            </text:list-item>
            <text:list-item>
              <text:p text:style-name="P28">Untertitel</text:p>
            </text:list-item>
            <text:list-item>
              <text:p text:style-name="P28">Hörbuch</text:p>
            </text:list-item>
            <text:list-item>
              <text:p text:style-name="P28">Alt-Tags</text:p>
            </text:list-item>
            <text:list-item>
              <text:p text:style-name="P28">Sprachausgabe (iPod Mini)</text:p>
            </text:list-item>
          </text:list>
        </text:list-item>
        <text:list-item>
          <text:p text:style-name="P1">Usability Engineering</text:p>
          <text:list text:style-name="L29">
            <text:list-item>
              <text:p text:style-name="P29">Argumente warum</text:p>
            </text:list-item>
            <text:list-item>
              <text:p text:style-name="P29">Methoden (Analyse, Konzeption, Entwicklung, Einführung, Betrieb)</text:p>
            </text:list-item>
          </text:list>
        </text:list-item>
        <text:list-item>
          <text:p text:style-name="P1">Dialogprinzipien (ASSELFI)</text:p>
          <text:list text:style-name="L30">
            <text:list-item>
              <text:p text:style-name="P30">Aufgabenangemessenheit</text:p>
            </text:list-item>
            <text:list-item>
              <text:p text:style-name="P30">Selbstbeschreibungsfähigkeiten</text:p>
            </text:list-item>
            <text:list-item>
              <text:p text:style-name="P30">Steuerbarkeit</text:p>
            </text:list-item>
            <text:list-item>
              <text:p text:style-name="P30">Erwartungskonformität</text:p>
            </text:list-item>
            <text:list-item>
              <text:p text:style-name="P30">Lernförderlichkeit</text:p>
            </text:list-item>
            <text:list-item>
              <text:p text:style-name="P30">Fehlertoleranz</text:p>
            </text:list-item>
            <text:list-item>
              <text:p text:style-name="P30">Individualisierbarkeit</text:p>
            </text:list-item>
          </text:list>
        </text:list-item>
        <text:list-item>
          <text:p text:style-name="P1">Gedächtnis</text:p>
          <text:list text:style-name="L31">
            <text:list-item>
              <text:p text:style-name="P31">Sensorisches Kurzzeitgedächtnis</text:p>
            </text:list-item>
            <text:list-item>
              <text:p text:style-name="P31">Visuelles Kurzzeitgedächtnis</text:p>
            </text:list-item>
            <text:list-item>
              <text:p text:style-name="P31">Veränderungsblindheit</text:p>
            </text:list-item>
            <text:list-item>
              <text:p text:style-name="P31">Akustisches Kurzzeitgedächtnis</text:p>
            </text:list-item>
            <text:list-item>
              <text:p text:style-name="P31">Kapazität (7+-2 Elemente)</text:p>
            </text:list-item>
            <text:list-item>
              <text:p text:style-name="P31">Langzeitgedächtnis</text:p>
            </text:list-item>
            <text:list-item>
              <text:p text:style-name="P31">ACT (Adaptive Control of Thought; Deklaratives- und Produktionen-Gedächtnis)</text:p>
            </text:list-item>
          </text:list>
        </text:list-item>
        <text:list-item>
          <text:p text:style-name="P1">Erfahrungstypen</text:p>
          <text:list text:style-name="L32">
            <text:list-item>
              <text:p text:style-name="P32">Definition Erfahrung</text:p>
            </text:list-item>
            <text:list-item>
              <text:p text:style-name="P32">Anfänger (Definition &amp; Lernunterstützung)</text:p>
            </text:list-item>
            <text:list-item>
              <text:p text:style-name="P32">Experte (Definition &amp; Lernunterstützung)</text:p>
            </text:list-item>
            <text:list-item>
              <text:p text:style-name="P32">Lerntypen (Sehen, Hören etc.)</text:p>
            </text:list-item>
          </text:list>
        </text:list-item>
        <text:list-item>
          <text:p text:style-name="P1">Regulationsebenen</text:p>
          <text:list text:style-name="L33">
            <text:list-item>
              <text:p text:style-name="P33">Intellektuelle Regulationsebene (Definition, Fehlerarten)</text:p>
            </text:list-item>
            <text:list-item>
              <text:p text:style-name="P33">Ebene der flexiblen Handlungsmuster (Definition, Fehlerarten)</text:p>
            </text:list-item>
            <text:list-item>
              <text:p text:style-name="P33">Sensomotorische Regulationsebene (Definition, Fehlerarten)</text:p>
            </text:list-item>
          </text:list>
        </text:list-item>
        <text:list-item>
          <text:p text:style-name="P1">Handlungsschritte nach Norman</text:p>
          <text:list text:style-name="L34">
            <text:list-item>
              <text:p text:style-name="P34">Formulieren</text:p>
            </text:list-item>
            <text:list-item>
              <text:p text:style-name="P34">Planen</text:p>
            </text:list-item>
            <text:list-item>
              <text:p text:style-name="P34">Ausführen</text:p>
            </text:list-item>
            <text:list-item>
              <text:p text:style-name="P34">Einwirkung und Reaktion</text:p>
            </text:list-item>
            <text:list-item>
              <text:p text:style-name="P34">Vergleichen</text:p>
            </text:list-item>
            <text:list-item>
              <text:p text:style-name="P34">Interpretieren</text:p>
            </text:list-item>
            <text:list-item>
              <text:p text:style-name="P34">Wahrnehmen</text:p>
            </text:list-item>
            <text:list-item>
              <text:p text:style-name="P34">Gulf of Execution</text:p>
            </text:list-item>
            <text:list-item>
              <text:p text:style-name="P34">Gulf of Evaluation</text:p>
            </text:list-item>
            <text:list-item>
              <text:p text:style-name="P34">Folgerungen</text:p>
            </text:list-item>
          </text:list>
        </text:list-item>
        <text:list-item>
          <text:p text:style-name="P1">Fitt’s Law</text:p>
          <text:list text:style-name="L35">
            <text:list-item>
              <text:p text:style-name="P35">Definition</text:p>
            </text:list-item>
            <text:list-item>
              <text:p text:style-name="P35">Folgerungen</text:p>
            </text:list-item>
          </text:list>
        </text:list-item>
        <text:list-item>
          <text:p text:style-name="P1">Hick’s Law</text:p>
          <text:list text:style-name="L36">
            <text:list-item>
              <text:p text:style-name="P36">Definition</text:p>
            </text:list-item>
            <text:list-item>
              <text:p text:style-name="P36">Folgerungen</text:p>
            </text:list-item>
          </text:list>
        </text:list-item>
        <text:list-item>
          <text:p text:style-name="P1">GOMS</text:p>
          <text:list text:style-name="L37">
            <text:list-item>
              <text:p text:style-name="P37">Goals</text:p>
            </text:list-item>
            <text:list-item>
              <text:p text:style-name="P37">Operators</text:p>
            </text:list-item>
            <text:list-item>
              <text:p text:style-name="P37">Methods</text:p>
            </text:list-item>
            <text:list-item>
              <text:p text:style-name="P37">Selection Rules</text:p>
            </text:list-item>
            <text:list-item>
              <text:p text:style-name="P37">Ziele</text:p>
            </text:list-item>
            <text:list-item>
              <text:p text:style-name="P37">Quantifizierung</text:p>
            </text:list-item>
            <text:list-item>
              <text:p text:style-name="P37">Heuristiken</text:p>
            </text:list-item>
            <text:list-item>
              <text:p text:style-name="P37">Folgerung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Themen</dc:title>
    <dc:description/>
    <dc:subject>Uni HCI Themen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10-16T00:12:07Z</meta:creation-date>
    <dc:date>2022-10-16T00:12:07Z</dc:date>
    <meta:user-defined meta:name="date" meta:value-type="string">2022-02-01</meta:user-defined>
    <meta:user-defined meta:name="linkcolor" meta:value-type="string">blue</meta:user-defined>
    <meta:user-defined meta:name="subtitle" meta:value-type="string">Themen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